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g>
          <draw:custom-shape draw:style-name="gr11" draw:text-style-name="P4" draw:layer="layout" svg:width="1.478cm" svg:height="1.13cm" svg:x="0.799cm" svg:y="15.503cm">
            <text:p text:style-name="P3"><text:span text:style-name="T1">X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1" draw:text-style-name="P4" draw:layer="layout" svg:width="1.478cm" svg:height="1.13cm" svg:x="2.691cm" svg:y="15.503cm">
            <text:p text:style-name="P3"><text:span text:style-name="T1">Y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1" draw:text-style-name="P4" draw:layer="layout" svg:width="1.478cm" svg:height="1.13cm" svg:x="4.583cm" svg:y="15.503cm">
            <text:p text:style-name="P3"><text:span text:style-name="T1">Z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12" draw:text-style-name="P4" draw:layer="layout" svg:width="1.478cm" svg:height="1.128cm" svg:x="7.244cm" svg:y="15.473cm">
            <text:p text:style-name="P3"><text:span text:style-name="T1">X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2" draw:text-style-name="P4" draw:layer="layout" svg:width="1.478cm" svg:height="1.128cm" svg:x="9.136cm" svg:y="15.473cm">
            <text:p text:style-name="P3"><text:span text:style-name="T1">Y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3" draw:text-style-name="P4" draw:layer="layout" svg:width="1.477cm" svg:height="1.128cm" svg:x="11.03cm" svg:y="15.473cm">
            <text:p text:style-name="P3"><text:span text:style-name="T1">Z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0-11-13T01:58:27.506314258</dc:date>
    <meta:editing-duration>PT7M8S</meta:editing-duration>
    <meta:editing-cycles>2</meta:editing-cycles>
    <meta:generator>LibreOffice/6.1.5.2$Linux_X86_64 LibreOffice_project/10$Build-2</meta:generator>
    <meta:document-statistic meta:object-count="21"/>
  </office:meta>
</office:document-meta>
</file>